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54f"/>
    </style:style>
    <style:style style:name="T1" style:family="text">
      <style:text-properties officeooo:rsid="001885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706174947537_772"/>¿Que es VoIP?</text:p>
      <text:p text:style-name="P2">VoIP (Voz sobre Protocolo de Internet):<text:line-break/>Tecnología para llamadas a través de la red usando paquetes de datos en lugar de circuitos telefónicos tradicionales.</text:p>
      <text:p text:style-name="P2"><text:line-break/>¿Que es y como funciona SIP (Protocolo de inicio de sesión)? <text:line-break/>SIP (Protocolo de Inicio de Sesión):<text:line-break/>Protocolo estándar para establecer, modificar y terminar sesiones de comunicación multimedia en tiempo real, como VoIP y videoconferencias.<text:line-break/></text:p>
      <text:p text:style-name="P2"><text:bookmark text:name="yui_3_17_2_1_1706174947537_774"/>¿Que es Protocolo de transporte en tiempo real (RTP)?</text:p>
      <text:p text:style-name="P2">RTP (Protocolo de Transporte en Tiempo Real):</text:p>
      <text:p text:style-name="P2">Administra la transmisión en tiempo real de datos de voz y vídeo en redes IP, preferido por sistemas de telefonía y streaming.<text:line-break/></text:p>
      <text:p text:style-name="P2">¿Que es RTSP (Protocolo de transmisión en tiempo real) <text:line-break/>RTSP (Protocolo de Transmisión en Tiempo Real):<text:line-break/>Protocolo de red para transmisión rápida y sincronizada de datos en tiempo real, especialmente para audio y video.<text:line-break/></text:p>
      <text:p text:style-name="P2">¿Qué es IP Multicast? <text:line-break/>IP Multicast:<text:line-break/>Técnica que permite a un host enviar datos a múltiples destinos eficientemente en lugar de enviar copias individuales, mejorando la eficiencia en la transmisión de datos.<text:line-break/></text:p>
      <text:p text:style-name="P2">¿Que es WebRTC (comunicación web en tiempo real)? <text:line-break/>WebRTC (Comunicación Web en Tiempo Real):<text:line-break/>Conjunto de tecnologías que posibilita la comunicación en tiempo real en navegadores web sin plugins, útil para videollamadas y conferencias.<text:line-break/></text:p>
      <text:p text:style-name="P2">¿Que es WebRTC (comunicación web en tiempo real)? <text:line-break/>FFmpeg:<text:line-break/>Suite de software libre para manejar archivos multimedia, utilizada en transcodificación, grabación y conversión de formatos.<text:line-break/></text:p>
      <text:p text:style-name="P2"><text:bookmark text:name="yui_3_17_2_1_1706174947537_777"/>¿Que es NTP (Protocolo de tiempo de red?</text:p>
      <text:p text:style-name="P2">NTP (Protocolo de Tiempo de Red):<text:line-break/>Protocolo de red para sincronizar relojes en dispositivos, esencial para aplicaciones que requieren tiempo preciso.<text:line-break/></text:p>
      <text:p text:style-name="P2"><text:bookmark text:name="yui_3_17_2_1_1706174947537_778"/>¿Que es AEC (Cancelación de eco acústico)?</text:p>
      <text:p text:style-name="P2"><text:soft-page-break/>AEC (Cancelación de Eco Acústico):<text:line-break/>Técnica para eliminar o reducir el eco en sistemas de comunicación, mejorando la calidad de la conversación.<text:line-break/></text:p>
      <text:p text:style-name="P2">¿Qué es SNMP (Protocolo de administración de red simple)? <text:line-break/>SNMP (Protocolo de Administración de Red Simple):</text:p>
      <text:p text:style-name="P2"><text:span text:style-name="T1">P</text:span>rotocolo estándar para administrar y supervisar dispositivos de red, facilitando la gestión eficiente de red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0:30:44.176000000</meta:creation-date>
    <dc:date>2024-01-25T10:45:31.672000000</dc:date>
    <meta:editing-duration>PT14M49S</meta:editing-duration>
    <meta:editing-cycles>1</meta:editing-cycles>
    <meta:document-statistic meta:table-count="0" meta:image-count="0" meta:object-count="0" meta:page-count="2" meta:paragraph-count="16" meta:word-count="314" meta:character-count="2078" meta:non-whitespace-character-count="1765"/>
    <meta:generator>LibreOffice/7.6.4.1$Windows_X86_64 LibreOffice_project/e19e193f88cd6c0525a17fb7a176ed8e6a3e2aa1</meta:generator>
  </office:meta>
</office:document-meta>
</file>